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witch_to_c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_to_row</text:p>
          </table:table-cell>
          <table:table-cell office:value-type="string" calcext:value-type="string">
            <text:p>with inde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6m12.374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0m0.014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</text:p>
          </table:table-cell>
          <table:table-cell office:value-type="string" calcext:value-type="string">
            <text:p>0m0.000s</text:p>
          </table:table-cell>
        </table:table-row>
        <table:table-row table:style-name="ro1">
          <table:table-cell/>
          <table:table-cell office:value-type="string" calcext:value-type="string">
            <text:p>no index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mport (col)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47.781s</text:p>
          </table:table-cell>
          <table:table-cell office:value-type="float" office:value="423440" calcext:value-type="float">
            <text:p>423440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0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11s</text:p>
          </table:table-cell>
          <table:table-cell/>
        </table:table-row>
        <table:table-row table:style-name="ro1">
          <table:table-cell office:value-type="string" calcext:value-type="string">
            <text:p>import (row)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1m0.884s</text:p>
          </table:table-cell>
          <table:table-cell office:value-type="string" calcext:value-type="string">
            <text:p>0m58.155s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3s</text:p>
          </table:table-cell>
          <table:table-cell office:value-type="string" calcext:value-type="string">
            <text:p>0m0.006s</text:p>
          </table:table-cell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8s</text:p>
          </table:table-cell>
          <table:table-cell office:value-type="string" calcext:value-type="string">
            <text:p>0m0.011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1.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15s</text:p>
          </table:table-cell>
          <table:table-cell office:value-type="float" office:value="423440" calcext:value-type="float">
            <text:p>423440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5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4s</text:p>
          </table:table-cell>
          <table:table-cell/>
        </table:table-row>
        <table:table-row table:style-name="ro1">
          <table:table-cell office:value-type="string" calcext:value-type="string">
            <text:p>Q1.1_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24s</text:p>
          </table:table-cell>
          <table:table-cell office:value-type="float" office:value="379812" calcext:value-type="float">
            <text:p>379812</text:p>
          </table:table-cell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10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6s</text:p>
          </table:table-cell>
          <table:table-cell/>
        </table:table-row>
        <table:table-row table:style-name="ro1">
          <table:table-cell office:value-type="string" calcext:value-type="string">
            <text:p>Q1.1_10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0m0.022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0m0.009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</text:p>
          </table:table-cell>
          <table:table-cell office:value-type="string" calcext:value-type="string">
            <text:p>0m0.005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09:38:10.827243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12:47.708604848</meta:creation-date>
    <dc:date>2018-03-19T20:33:29.469539043</dc:date>
    <meta:editing-duration>PT14H35M38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